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5.8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8.814cm"/>
    </style:style>
    <style:style style:name="co5" style:family="table-column">
      <style:table-column-properties fo:break-before="auto" style:column-width="4.491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3.424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Calibri"/>
    </style:style>
    <style:style style:name="ce12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Calibri" style:font-name-asian="WenQuanYi Micro Hei" style:font-name-complex="Lohit Hindi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5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6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7" style:family="table-cell" style:parent-style-name="Default">
      <style:table-cell-properties fo:background-color="transparent" fo:padding="0.071cm"/>
      <style:text-properties style:font-name="Calibri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0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2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3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4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 style:data-style-name="N145">
      <style:table-cell-properties fo:border="0.06pt solid #000000"/>
    </style:style>
    <style:style style:name="ce36" style:family="table-cell" style:parent-style-name="Default" style:data-style-name="N145">
      <style:table-cell-properties fo:padding="0.071cm"/>
      <style:text-properties style:font-name="Calibri"/>
    </style:style>
    <style:style style:name="ce37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-asian="WenQuanYi Micro Hei" style:font-weight-asian="normal" style:font-name-complex="Lohit Hindi" style:font-weight-complex="normal"/>
    </style:style>
    <style:style style:name="T5" style:family="text">
      <style:text-properties fo:font-weight="normal" style:font-name-asian="WenQuanYi Micro Hei" style:font-weight-asian="normal" style:font-name-complex="Lohit Hindi" style:font-weight-complex="normal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36"/>
        <table:table-column table:style-name="co12" table:number-columns-repeated="246" table:default-cell-style-name="ce8"/>
        <table:table-column table:style-name="co12" table:number-columns-repeated="767" table:default-cell-style-name="ce7"/>
        <table:table-row table:style-name="ro1">
          <table:table-cell table:style-name="ce1" office:value-type="string" table:number-columns-spanned="9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number-columns-repeated="2" table:style-name="ce1"/>
          <table:covered-table-cell table:style-name="ce14"/>
          <table:covered-table-cell table:style-name="ce17"/>
          <table:covered-table-cell table:number-columns-repeated="3" table:style-name="ce14"/>
          <table:covered-table-cell table:style-name="ce24"/>
          <table:table-cell table:style-name="ce27"/>
          <table:table-cell table:style-name="ce32"/>
          <table:table-cell table:style-name="ce27" table:number-columns-repeated="1013"/>
        </table:table-row>
        <table:table-row table:style-name="ro2">
          <table:table-cell table:style-name="ce2" office:value-type="string" table:number-columns-spanned="9" table:number-rows-spanned="1">
            <text:p>Sales VAT Report</text:p>
          </table:table-cell>
          <table:covered-table-cell table:number-columns-repeated="2" table:style-name="ce2"/>
          <table:covered-table-cell table:number-columns-repeated="5" table:style-name="ce14"/>
          <table:covered-table-cell table:style-name="ce24"/>
          <table:table-cell table:style-name="ce27"/>
          <table:table-cell table:style-name="ce32"/>
          <table:table-cell table:style-name="ce27" table:number-columns-repeated="1013"/>
        </table:table-row>
        <table:table-row table:style-name="ro3">
          <table:table-cell table:style-name="ce3"/>
          <table:table-cell table:style-name="ce9" office:value-type="string">
            <text:p><text:span text:style-name="T2">Date From</text:span> : <text:a xlink:href="python://get_date_from()" xlink:type="simple">date_from</text:a></text:p>
          </table:table-cell>
          <table:table-cell table:style-name="ce12" office:value-type="string">
            <text:p><text:span text:style-name="T3">Date To</text:span><text:span text:style-name="T4"> : </text:span><text:span text:style-name="T4"><text:a xlink:href="python://get_date_to()" xlink:type="simple">date_to</text:a></text:span></text:p>
          </table:table-cell>
          <table:table-cell table:style-name="ce13" office:value-type="string">
            <text:p><text:span text:style-name="T3">Type : </text:span><text:span text:style-name="T5"><text:a xlink:href="python://get_invoice_type()" xlink:type="simple">invoice_type</text:a></text:span></text:p>
          </table:table-cell>
          <table:table-cell table:style-name="Default"/>
          <table:table-cell table:style-name="ce18"/>
          <table:table-cell table:style-name="ce15"/>
          <table:table-cell table:style-name="ce22"/>
          <table:table-cell table:style-name="ce15"/>
          <table:table-cell table:style-name="ce28"/>
          <table:table-cell table:style-name="ce33"/>
          <table:table-cell table:style-name="ce28" table:number-columns-repeated="29"/>
          <table:table-cell table:style-name="ce39" table:number-columns-repeated="968"/>
          <table:table-cell table:style-name="Default" table:number-columns-repeated="16"/>
        </table:table-row>
        <table:table-row table:style-name="ro3">
          <table:table-cell table:style-name="ce3"/>
          <table:table-cell table:style-name="ce10" office:value-type="string">
            <text:p><text:span text:style-name="T3">Tax</text:span><text:span text:style-name="T4"> : </text:span><text:span text:style-name="T4"><text:a xlink:href="python://get_tax()" xlink:type="simple">tax</text:a></text:span></text:p>
          </table:table-cell>
          <table:table-cell table:style-name="ce13" office:value-type="string">
            <text:p><text:span text:style-name="T3">Application</text:span><text:span text:style-name="T4"> : </text:span><text:span text:style-name="T4"><text:a xlink:href="python://get_application()" xlink:type="simple">application</text:a></text:span></text:p>
          </table:table-cell>
          <table:table-cell table:style-name="ce9"/>
          <table:table-cell table:style-name="ce12"/>
          <table:table-cell table:style-name="ce18"/>
          <table:table-cell table:style-name="ce15"/>
          <table:table-cell table:style-name="ce22"/>
          <table:table-cell table:style-name="ce15"/>
          <table:table-cell table:style-name="ce28"/>
          <table:table-cell table:style-name="ce33"/>
          <table:table-cell table:style-name="ce28" table:number-columns-repeated="29"/>
          <table:table-cell table:style-name="ce39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Material 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4" office:value-type="string">
            <text:p>VAT paid</text:p>
          </table:table-cell>
          <table:table-cell table:style-name="ce4" office:value-type="string">
            <text:p>Category</text:p>
          </table:table-cell>
          <table:table-cell table:style-name="ce38" table:number-columns-repeated="1012"/>
        </table:table-row>
        <table:table-row table:style-name="ro5">
          <table:table-cell table:style-name="ce5" office:value-type="string">
            <text:p><text:a xlink:href="python://for%20each=%22line%20in%20get_sales_vat(%20)%22" xlink:type="simple">for</text:a></text:p>
          </table:table-cell>
          <table:table-cell table:style-name="Default" table:number-columns-repeated="2"/>
          <table:table-cell table:style-name="ce15" table:number-columns-repeated="7"/>
          <table:table-cell table:style-name="ce35"/>
          <table:table-cell table:style-name="ce24"/>
          <table:table-cell table:style-name="ce27" table:number-columns-repeated="1012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1" office:value-type="string">
            <text:p><text:a xlink:href="python://line['material']or%20''" xlink:type="simple">Material</text:a></text:p>
          </table:table-cell>
          <table:table-cell table:style-name="ce11" office:value-type="string">
            <text:p><text:a xlink:href="python://line['invoicetype']or%20''" xlink:type="simple">invoicetype</text:a></text:p>
          </table:table-cell>
          <table:table-cell table:style-name="ce16" office:value-type="string">
            <text:p><text:a xlink:href="python://line['customer']or%20''" xlink:type="simple">customer</text:a></text:p>
          </table:table-cell>
          <table:table-cell table:style-name="ce16" office:value-type="string">
            <text:p><text:a xlink:href="python://line['tinno']or%20''" xlink:type="simple">tinno</text:a></text:p>
          </table:table-cell>
          <table:table-cell table:style-name="ce19" office:value-type="string">
            <text:p><text:a xlink:href="python://line['commoditycode']or%20''" xlink:type="simple">CC</text:a></text:p>
          </table:table-cell>
          <table:table-cell table:style-name="ce21" office:value-type="string">
            <text:p><text:a xlink:href="python://line['invoiceno']or%20''" xlink:type="simple">Invoiceno</text:a></text:p>
          </table:table-cell>
          <table:table-cell table:style-name="ce21" office:value-type="string">
            <text:p><text:a xlink:href="python://convert_date(line['invoicedate'])or%20''" xlink:type="simple">invoicedate</text:a></text:p>
          </table:table-cell>
          <table:table-cell table:style-name="ce25" office:value-type="string">
            <text:p><text:a xlink:href="python://line['salesvalue']or%20''" xlink:type="simple">sales_value</text:a></text:p>
          </table:table-cell>
          <table:table-cell table:style-name="ce29" office:value-type="string">
            <text:p><text:a xlink:href="python://line['rate']or%20''" xlink:type="simple">tax_rate</text:a></text:p>
          </table:table-cell>
          <table:table-cell table:style-name="ce25" office:value-type="string">
            <text:p><text:a xlink:href="python://line['vat_paid']or%20%200.00" xlink:type="simple">vatpaid</text:a></text:p>
          </table:table-cell>
          <table:table-cell table:style-name="ce19" office:value-type="string">
            <text:p><text:a xlink:href="python://line['category']or%20''" xlink:type="simple">Category</text:a></text:p>
          </table:table-cell>
          <table:table-cell table:number-columns-repeated="1012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7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7">
          <table:table-cell table:style-name="ce7" table:number-columns-repeated="7"/>
          <table:table-cell table:style-name="ce23" office:value-type="string">
            <text:p>Sales Value</text:p>
          </table:table-cell>
          <table:table-cell table:style-name="ce26" office:value-type="string">
            <text:p><text:a xlink:href="python://get_total()%20or%20''" xlink:type="simple">Total</text:a></text:p>
          </table:table-cell>
          <table:table-cell table:style-name="ce30" office:value-type="string">
            <text:p>VAT Paid</text:p>
          </table:table-cell>
          <table:table-cell table:style-name="ce26" office:value-type="string">
            <text:p><text:a xlink:href="python://get_vattotal()%20or%20''" xlink:type="simple">VAT_Total</text:a></text:p>
          </table:table-cell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20" table:number-columns-repeated="4"/>
          <table:table-cell table:style-name="ce31"/>
          <table:table-cell table:style-name="ce37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7" table:number-columns-repeated="3"/>
          <table:table-cell table:number-columns-repeated="1016"/>
        </table:table-row>
        <table:table-row table:style-name="ro6" table:number-rows-repeated="2">
          <table:table-cell table:style-name="ce7" table:number-columns-repeated="8"/>
          <table:table-cell table:number-columns-repeated="1016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3T11:57:10</dc:date>
    <meta:editing-duration>PT21H47M44S</meta:editing-duration>
    <meta:editing-cycles>156</meta:editing-cycles>
    <meta:generator>LibreOffice/3.5$Linux_x86 LibreOffice_project/350m1$Build-2</meta:generator>
    <dc:creator>Dev127 </dc:creator>
    <meta:document-statistic meta:table-count="1" meta:cell-count="37" meta:object-count="0"/>
  </office:meta>
</office:document-meta>
</file>